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69.11pt"/>
    </style:style>
    <style:style style:name="co6" style:family="table-column">
      <style:table-column-properties fo:break-before="auto" style:column-width="12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122">
      <style:table-cell-properties fo:border-bottom="none" fo:background-color="#dddddd" fo:border-left="0.06pt solid #000000" fo:border-right="0.06pt solid #000000" fo:border-top="0.06pt solid #000000"/>
    </style:style>
    <style:style style:name="ce14" style:family="table-cell" style:parent-style-name="Default" style:data-style-name="N122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 style:data-style-name="N122">
      <style:table-cell-properties fo:border-bottom="0.06pt solid #000000" fo:background-color="#dddddd" fo:border-left="0.06pt solid #000000" fo:border-right="0.06pt solid #000000" fo:border-top="none"/>
    </style:style>
    <style:style style:name="ce16" style:family="table-cell" style:parent-style-name="Default" style:data-style-name="N122">
      <style:table-cell-properties fo:border-bottom="none" fo:background-color="#f2f2f2" fo:border-left="0.06pt solid #000000" fo:border-right="0.06pt solid #000000" fo:border-top="none"/>
    </style:style>
    <style:style style:name="ce17" style:family="table-cell" style:parent-style-name="Default" style:data-style-name="N122">
      <style:table-cell-properties fo:border-bottom="none" fo:background-color="#f2f2f2" fo:border-left="0.06pt solid #000000" fo:border-right="0.06pt solid #000000" fo:border-top="0.06pt solid #000000"/>
    </style:style>
    <style:style style:name="ce18" style:family="table-cell" style:parent-style-name="Default" style:data-style-name="N122">
      <style:table-cell-properties fo:border-bottom="0.06pt solid #000000" fo:background-color="#f2f2f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1" style:family="table-cell" style:parent-style-name="Default" style:data-style-name="N122">
      <style:table-cell-properties fo:border-bottom="none" fo:background-color="#99cccc" fo:border-left="none" fo:border-right="none" fo:border-top="0.06pt solid #000000"/>
    </style:style>
    <style:style style:name="ce22" style:family="table-cell" style:parent-style-name="Default" style:data-style-name="N122">
      <style:table-cell-properties fo:background-color="#99cccc"/>
    </style:style>
    <style:style style:name="ce23" style:family="table-cell" style:parent-style-name="Default" style:data-style-name="N122">
      <style:table-cell-properties fo:border-bottom="0.06pt solid #000000" fo:background-color="#99cccc" fo:border-left="none" fo:border-right="none" fo:border-top="none"/>
    </style:style>
    <style:style style:name="ce24" style:family="table-cell" style:parent-style-name="Default" style:data-style-name="N12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5" style:family="table-cell" style:parent-style-name="Default" style:data-style-name="N122">
      <style:table-cell-properties fo:background-color="#b0cccc"/>
    </style:style>
    <style:style style:name="ce2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7" style:family="table-cell" style:parent-style-name="Default" style:data-style-name="N12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28" style:family="table-cell" style:parent-style-name="Default" style:data-style-name="N12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2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0" style:family="table-cell" style:parent-style-name="Default" style:data-style-name="N12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1" style:family="table-cell" style:parent-style-name="Default" style:data-style-name="N12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3" style:family="table-cell" style:parent-style-name="Default" style:data-style-name="N12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4" style:family="table-cell" style:parent-style-name="Default" style:data-style-name="N12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6" style:family="table-cell" style:parent-style-name="Default" style:data-style-name="N12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7" style:family="table-cell" style:parent-style-name="Default" style:data-style-name="N12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3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39" style:family="table-cell" style:parent-style-name="Default" style:data-style-name="N12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0" style:family="table-cell" style:parent-style-name="Default" style:data-style-name="N12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] - ['DIM aligned to ALS16'.$D4]) &gt; 0.2)" style:apply-style-name="Untitled1" style:base-cell-address="'DIM aligned to ALS16'.F4"/>
    </style:style>
    <style:style style:name="ce4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8] - ['DIM aligned to ALS16'.$D8]) &gt; 0.2)" style:apply-style-name="Untitled1" style:base-cell-address="'DIM aligned to ALS16'.F8"/>
    </style:style>
    <style:style style:name="ce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4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4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12] - ['DIM aligned to ALS16'.$D12]) &gt; 0.2)" style:apply-style-name="Untitled1" style:base-cell-address="'DIM aligned to ALS16'.F12"/>
    </style:style>
    <style:style style:name="ce5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16] - ['DIM aligned to ALS16'.$D16]) &gt; 0.2)" style:apply-style-name="Untitled1" style:base-cell-address="'DIM aligned to ALS16'.F16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0] - ['DIM aligned to ALS16'.$D20]) &gt; 0.2)" style:apply-style-name="Untitled1" style:base-cell-address="'DIM aligned to ALS16'.F20"/>
    </style:style>
    <style:style style:name="ce5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24] - ['DIM aligned to ALS16'.$D24]) &gt; 0.2)" style:apply-style-name="Untitled1" style:base-cell-address="'DIM aligned to ALS16'.F24"/>
    </style:style>
    <style:style style:name="ce5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5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5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32] - ['DIM aligned to ALS16'.$D32]) &gt; 0.2)" style:apply-style-name="Untitled1" style:base-cell-address="'DIM aligned to ALS16'.F3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36] - ['DIM aligned to ALS16'.$D36]) &gt; 0.2)" style:apply-style-name="Untitled1" style:base-cell-address="'DIM aligned to ALS16'.F36"/>
    </style:style>
    <style:style style:name="ce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0] - ['DIM aligned to ALS16'.$D40]) &gt; 0.2)" style:apply-style-name="Untitled1" style:base-cell-address="'DIM aligned to ALS16'.F4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6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6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6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64" style:family="table-cell" style:parent-style-name="Default" style:data-style-name="N12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65" style:family="table-cell" style:parent-style-name="Default" style:data-style-name="N12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66" style:family="table-cell" style:parent-style-name="Default" style:data-style-name="N122">
      <style:table-cell-properties fo:border-bottom="none" fo:background-color="#99cccc" fo:border-left="none" fo:border-right="none" fo:border-top="0.06pt solid #000000"/>
    </style:style>
    <style:style style:name="ce67" style:family="table-cell" style:parent-style-name="Default" style:data-style-name="N122">
      <style:table-cell-properties fo:background-color="#99cccc"/>
    </style:style>
    <style:style style:name="ce68" style:family="table-cell" style:parent-style-name="Default" style:data-style-name="N122">
      <style:table-cell-properties fo:border-bottom="0.06pt solid #000000" fo:background-color="#99cccc" fo:border-left="none" fo:border-right="none" fo:border-top="none"/>
      <style:map style:condition="is-true-formula(ABS(['ALS16 aligned to ALS14'.E13] - ['ALS16 aligned to ALS14'.$D13]) &gt; 0.2)" style:apply-style-name="Untitled1" style:base-cell-address="'ALS16 aligned to ALS14'.E13"/>
    </style:style>
    <style:style style:name="ce69" style:family="table-cell" style:parent-style-name="Default" style:data-style-name="N122">
      <style:table-cell-properties fo:background-color="#b0cccc"/>
      <style:map style:condition="is-true-formula(ABS(['ALS16 aligned to ALS14'.E13] - ['ALS16 aligned to ALS14'.$D13]) &gt; 0.2)" style:apply-style-name="Untitled1" style:base-cell-address="'ALS16 aligned to ALS14'.E13"/>
    </style:style>
    <style:style style:name="ce70" style:family="table-cell" style:parent-style-name="Default" style:data-style-name="N122">
      <style:table-cell-properties fo:background-color="#b0cccc"/>
      <style:map style:condition="is-true-formula(ABS(['ALS16 aligned to ALS14'.E13] - ['ALS16 aligned to ALS14'.$D13]) &gt; 0.2)" style:apply-style-name="Untitled1" style:base-cell-address="'ALS16 aligned to ALS14'.E13"/>
    </style:style>
    <style:style style:name="ce7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72" style:family="table-cell" style:parent-style-name="Default" style:data-style-name="N12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73" style:family="table-cell" style:parent-style-name="Default" style:data-style-name="N12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74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75" style:family="table-cell" style:parent-style-name="Default" style:data-style-name="N12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76" style:family="table-cell" style:parent-style-name="Default" style:data-style-name="N12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77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78" style:family="table-cell" style:parent-style-name="Default" style:data-style-name="N12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79" style:family="table-cell" style:parent-style-name="Default" style:data-style-name="N12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80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81" style:family="table-cell" style:parent-style-name="Default" style:data-style-name="N12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82" style:family="table-cell" style:parent-style-name="Default" style:data-style-name="N12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8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] - ['ALS16 aligned to ALS14'.$D4]) &gt; 0.2)" style:apply-style-name="Untitled1" style:base-cell-address="'ALS16 aligned to ALS14'.F4"/>
    </style:style>
    <style:style style:name="ce8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] - ['ALS16 aligned to ALS14'.$D4]) &gt; 0.2)" style:apply-style-name="Untitled1" style:base-cell-address="'ALS16 aligned to ALS14'.F4"/>
    </style:style>
    <style:style style:name="ce8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8] - ['ALS16 aligned to ALS14'.$D8]) &gt; 0.2)" style:apply-style-name="Untitled1" style:base-cell-address="'ALS16 aligned to ALS14'.F8"/>
    </style:style>
    <style:style style:name="ce8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12] - ['ALS16 aligned to ALS14'.$D12]) &gt; 0.2)" style:apply-style-name="Untitled1" style:base-cell-address="'ALS16 aligned to ALS14'.F12"/>
    </style:style>
    <style:style style:name="ce8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12] - ['ALS16 aligned to ALS14'.$D12]) &gt; 0.2)" style:apply-style-name="Untitled1" style:base-cell-address="'ALS16 aligned to ALS14'.F12"/>
    </style:style>
    <style:style style:name="ce8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16] - ['ALS16 aligned to ALS14'.$D16]) &gt; 0.2)" style:apply-style-name="Untitled1" style:base-cell-address="'ALS16 aligned to ALS14'.F16"/>
    </style:style>
    <style:style style:name="ce8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0] - ['ALS16 aligned to ALS14'.$D20]) &gt; 0.2)" style:apply-style-name="Untitled1" style:base-cell-address="'ALS16 aligned to ALS14'.F20"/>
    </style:style>
    <style:style style:name="ce9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0] - ['ALS16 aligned to ALS14'.$D20]) &gt; 0.2)" style:apply-style-name="Untitled1" style:base-cell-address="'ALS16 aligned to ALS14'.F20"/>
    </style:style>
    <style:style style:name="ce9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24] - ['ALS16 aligned to ALS14'.$D24]) &gt; 0.2)" style:apply-style-name="Untitled1" style:base-cell-address="'ALS16 aligned to ALS14'.F24"/>
    </style:style>
    <style:style style:name="ce9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8] - ['ALS16 aligned to ALS14'.$D28]) &gt; 0.2)" style:apply-style-name="Untitled1" style:base-cell-address="'ALS16 aligned to ALS14'.F28"/>
    </style:style>
    <style:style style:name="ce9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8] - ['ALS16 aligned to ALS14'.$D28]) &gt; 0.2)" style:apply-style-name="Untitled1" style:base-cell-address="'ALS16 aligned to ALS14'.F28"/>
    </style:style>
    <style:style style:name="ce9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32] - ['ALS16 aligned to ALS14'.$D32]) &gt; 0.2)" style:apply-style-name="Untitled1" style:base-cell-address="'ALS16 aligned to ALS14'.F32"/>
    </style:style>
    <style:style style:name="ce9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36] - ['ALS16 aligned to ALS14'.$D36]) &gt; 0.2)" style:apply-style-name="Untitled1" style:base-cell-address="'ALS16 aligned to ALS14'.F36"/>
    </style:style>
    <style:style style:name="ce9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36] - ['ALS16 aligned to ALS14'.$D36]) &gt; 0.2)" style:apply-style-name="Untitled1" style:base-cell-address="'ALS16 aligned to ALS14'.F36"/>
    </style:style>
    <style:style style:name="ce9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0] - ['ALS16 aligned to ALS14'.$D40]) &gt; 0.2)" style:apply-style-name="Untitled1" style:base-cell-address="'ALS16 aligned to ALS14'.F40"/>
    </style:style>
    <style:style style:name="ce9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4] - ['ALS16 aligned to ALS14'.$D44]) &gt; 0.2)" style:apply-style-name="Untitled1" style:base-cell-address="'ALS16 aligned to ALS14'.F44"/>
    </style:style>
    <style:style style:name="ce9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4] - ['ALS16 aligned to ALS14'.$D44]) &gt; 0.2)" style:apply-style-name="Untitled1" style:base-cell-address="'ALS16 aligned to ALS14'.F44"/>
    </style:style>
    <style:style style:name="ce10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8] - ['ALS16 aligned to ALS14'.$D48]) &gt; 0.2)" style:apply-style-name="Untitled1" style:base-cell-address="'ALS16 aligned to ALS14'.F48"/>
    </style:style>
    <style:style style:name="ce10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102" style:family="table-cell" style:parent-style-name="Default" style:data-style-name="N12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103" style:family="table-cell" style:parent-style-name="Default" style:data-style-name="N12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104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105" style:family="table-cell" style:parent-style-name="Default" style:data-style-name="N12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106" style:family="table-cell" style:parent-style-name="Default" style:data-style-name="N12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107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108" style:family="table-cell" style:parent-style-name="Default" style:data-style-name="N12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109" style:family="table-cell" style:parent-style-name="Default" style:data-style-name="N12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110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111" style:family="table-cell" style:parent-style-name="Default" style:data-style-name="N12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112" style:family="table-cell" style:parent-style-name="Default" style:data-style-name="N12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11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114" style:family="table-cell" style:parent-style-name="Default" style:data-style-name="N12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115" style:family="table-cell" style:parent-style-name="Default" style:data-style-name="N12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11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117" style:family="table-cell" style:parent-style-name="Default" style:data-style-name="N12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118" style:family="table-cell" style:parent-style-name="Default" style:data-style-name="N12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11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] - ['DIM aligned to ALS14'.$D4]) &gt; 0.2)" style:apply-style-name="Untitled1" style:base-cell-address="'DIM aligned to ALS14'.F4"/>
    </style:style>
    <style:style style:name="ce12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] - ['DIM aligned to ALS14'.$D4]) &gt; 0.2)" style:apply-style-name="Untitled1" style:base-cell-address="'DIM aligned to ALS14'.F4"/>
    </style:style>
    <style:style style:name="ce12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8] - ['DIM aligned to ALS14'.$D8]) &gt; 0.2)" style:apply-style-name="Untitled1" style:base-cell-address="'DIM aligned to ALS14'.F8"/>
    </style:style>
    <style:style style:name="ce12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12] - ['DIM aligned to ALS14'.$D12]) &gt; 0.2)" style:apply-style-name="Untitled1" style:base-cell-address="'DIM aligned to ALS14'.F12"/>
    </style:style>
    <style:style style:name="ce12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12] - ['DIM aligned to ALS14'.$D12]) &gt; 0.2)" style:apply-style-name="Untitled1" style:base-cell-address="'DIM aligned to ALS14'.F12"/>
    </style:style>
    <style:style style:name="ce12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16] - ['DIM aligned to ALS14'.$D16]) &gt; 0.2)" style:apply-style-name="Untitled1" style:base-cell-address="'DIM aligned to ALS14'.F16"/>
    </style:style>
    <style:style style:name="ce12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0] - ['DIM aligned to ALS14'.$D20]) &gt; 0.2)" style:apply-style-name="Untitled1" style:base-cell-address="'DIM aligned to ALS14'.F20"/>
    </style:style>
    <style:style style:name="ce12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0] - ['DIM aligned to ALS14'.$D20]) &gt; 0.2)" style:apply-style-name="Untitled1" style:base-cell-address="'DIM aligned to ALS14'.F20"/>
    </style:style>
    <style:style style:name="ce1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24] - ['DIM aligned to ALS14'.$D24]) &gt; 0.2)" style:apply-style-name="Untitled1" style:base-cell-address="'DIM aligned to ALS14'.F24"/>
    </style:style>
    <style:style style:name="ce12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8] - ['DIM aligned to ALS14'.$D28]) &gt; 0.2)" style:apply-style-name="Untitled1" style:base-cell-address="'DIM aligned to ALS14'.F28"/>
    </style:style>
    <style:style style:name="ce12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8] - ['DIM aligned to ALS14'.$D28]) &gt; 0.2)" style:apply-style-name="Untitled1" style:base-cell-address="'DIM aligned to ALS14'.F28"/>
    </style:style>
    <style:style style:name="ce13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32] - ['DIM aligned to ALS14'.$D32]) &gt; 0.2)" style:apply-style-name="Untitled1" style:base-cell-address="'DIM aligned to ALS14'.F32"/>
    </style:style>
    <style:style style:name="ce13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36] - ['DIM aligned to ALS14'.$D36]) &gt; 0.2)" style:apply-style-name="Untitled1" style:base-cell-address="'DIM aligned to ALS14'.F36"/>
    </style:style>
    <style:style style:name="ce13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36] - ['DIM aligned to ALS14'.$D36]) &gt; 0.2)" style:apply-style-name="Untitled1" style:base-cell-address="'DIM aligned to ALS14'.F36"/>
    </style:style>
    <style:style style:name="ce13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0] - ['DIM aligned to ALS14'.$D40]) &gt; 0.2)" style:apply-style-name="Untitled1" style:base-cell-address="'DIM aligned to ALS14'.F40"/>
    </style:style>
    <style:style style:name="ce13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4] - ['DIM aligned to ALS14'.$D44]) &gt; 0.2)" style:apply-style-name="Untitled1" style:base-cell-address="'DIM aligned to ALS14'.F44"/>
    </style:style>
    <style:style style:name="ce13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4] - ['DIM aligned to ALS14'.$D44]) &gt; 0.2)" style:apply-style-name="Untitled1" style:base-cell-address="'DIM aligned to ALS14'.F44"/>
    </style:style>
    <style:style style:name="ce13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8] - ['DIM aligned to ALS14'.$D48]) &gt; 0.2)" style:apply-style-name="Untitled1" style:base-cell-address="'DIM aligned to ALS14'.F48"/>
    </style:style>
  </office:automatic-styles>
  <office:body>
    <office:spreadsheet>
      <table:calculation-settings table:automatic-find-labels="false"/>
      <table:table table:name="DIM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1" office:value-type="float" office:value="-0.03735228" calcext:value-type="float">
            <text:p>-0.03735228</text:p>
          </table:table-cell>
          <table:table-cell table:style-name="ce43"/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2" office:value-type="float" office:value="-0.06430414" calcext:value-type="float">
            <text:p>-0.06430414</text:p>
          </table:table-cell>
          <table:table-cell table:style-name="ce44"/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2" office:value-type="float" office:value="-0.29612572" calcext:value-type="float">
            <text:p>-0.29612572</text:p>
          </table:table-cell>
          <table:table-cell table:style-name="ce44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00000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4" office:value-type="float" office:value="-0.15403661" calcext:value-type="float">
            <text:p>-0.15403661</text:p>
          </table:table-cell>
          <table:table-cell table:style-name="ce46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" office:value-type="float" office:value="-0.16037555" calcext:value-type="float">
            <text:p>-0.16037555</text:p>
          </table:table-cell>
          <table:table-cell table:style-name="ce46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" office:value-type="float" office:value="-0.13135747" calcext:value-type="float">
            <text:p>-0.13135747</text:p>
          </table:table-cell>
          <table:table-cell table:style-name="ce46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" office:value-type="float" office:value="-0.0163503" calcext:value-type="float">
            <text:p>-0.01635030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7" office:value-type="float" office:value="0.07315016" calcext:value-type="float">
            <text:p>0.07315016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7" office:value-type="float" office:value="-0.09056645" calcext:value-type="float">
            <text:p>-0.09056645</text:p>
          </table:table-cell>
          <table:table-cell table:style-name="ce49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000000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8" office:value-type="float" office:value="-0.0493427" calcext:value-type="float">
            <text:p>-0.04934270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8" office:value-type="float" office:value="-0.03920453" calcext:value-type="float">
            <text:p>-0.03920453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8" office:value-type="float" office:value="-0.16133624" calcext:value-type="float">
            <text:p>-0.16133624</text:p>
          </table:table-cell>
          <table:table-cell table:style-name="ce50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9" office:value-type="float" office:value="1.30739461" calcext:value-type="float">
            <text:p>1.30739461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0" office:value-type="float" office:value="-2.36185358" calcext:value-type="float">
            <text:p>-2.36185358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0" office:value-type="float" office:value="-0.04168108" calcext:value-type="float">
            <text:p>-0.04168108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00000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31" office:value-type="float" office:value="-0.07198786" calcext:value-type="float">
            <text:p>-0.07198786</text:p>
          </table:table-cell>
          <table:table-cell table:style-name="ce53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1" office:value-type="float" office:value="-0.27497733" calcext:value-type="float">
            <text:p>-0.27497733</text:p>
          </table:table-cell>
          <table:table-cell table:style-name="ce53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1" office:value-type="float" office:value="-0.13389845" calcext:value-type="float">
            <text:p>-0.13389845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2" office:value-type="float" office:value="-0.73610483" calcext:value-type="float">
            <text:p>-0.73610483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3" office:value-type="float" office:value="0.42027501" calcext:value-type="float">
            <text:p>0.42027501</text:p>
          </table:table-cell>
          <table:table-cell table:style-name="ce55"/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3" office:value-type="float" office:value="-0.09346232" calcext:value-type="float">
            <text:p>-0.09346232</text:p>
          </table:table-cell>
          <table:table-cell table:style-name="ce55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000000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34" office:value-type="float" office:value="-0.06509168" calcext:value-type="float">
            <text:p>-0.06509168</text:p>
          </table:table-cell>
          <table:table-cell table:style-name="ce56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4" office:value-type="float" office:value="0.10312312" calcext:value-type="float">
            <text:p>0.10312312</text:p>
          </table:table-cell>
          <table:table-cell table:style-name="ce56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4" office:value-type="float" office:value="0.00458842" calcext:value-type="float">
            <text:p>0.00458842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5" office:value-type="float" office:value="-0.04422099" calcext:value-type="float">
            <text:p>-0.04422099</text:p>
          </table:table-cell>
          <table:table-cell table:style-name="ce57"/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6" office:value-type="float" office:value="0.1694563" calcext:value-type="float">
            <text:p>0.16945630</text:p>
          </table:table-cell>
          <table:table-cell table:style-name="ce58"/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6" office:value-type="float" office:value="-0.00563719" calcext:value-type="float">
            <text:p>-0.00563719</text:p>
          </table:table-cell>
          <table:table-cell table:style-name="ce58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00000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37" office:value-type="float" office:value="0.13907486" calcext:value-type="float">
            <text:p>0.13907486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7" office:value-type="float" office:value="0.07713762" calcext:value-type="float">
            <text:p>0.07713762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7" office:value-type="float" office:value="-0.09870385" calcext:value-type="float">
            <text:p>-0.09870385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8" office:value-type="float" office:value="0.02081914" calcext:value-type="float">
            <text:p>0.02081914</text:p>
          </table:table-cell>
          <table:table-cell table:style-name="ce60"/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9" office:value-type="float" office:value="0.00165584" calcext:value-type="float">
            <text:p>0.00165584</text:p>
          </table:table-cell>
          <table:table-cell table:style-name="ce61"/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9" office:value-type="float" office:value="-0.11328252" calcext:value-type="float">
            <text:p>-0.11328252</text:p>
          </table:table-cell>
          <table:table-cell table:style-name="ce61"/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00000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40" office:value-type="float" office:value="-0.12914735" calcext:value-type="float">
            <text:p>-0.12914735</text:p>
          </table:table-cell>
          <table:table-cell table:style-name="ce62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40" office:value-type="float" office:value="0.11168573" calcext:value-type="float">
            <text:p>0.11168573</text:p>
          </table:table-cell>
          <table:table-cell table:style-name="ce62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40" office:value-type="float" office:value="-0.10526774" calcext:value-type="float">
            <text:p>-0.10526774</text:p>
          </table:table-cell>
          <table:table-cell table:style-name="ce62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number-columns-repeated="2"/>
        </table:table-row>
        <calcext:conditional-formats>
          <calcext:conditional-format calcext:target-range-address="'DIM aligned to ALS16'.E8:'DIM aligned to ALS16'.E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20:'DIM aligned to ALS16'.E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E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36:'DIM aligned to ALS16'.E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44:'DIM aligned to ALS16'.E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12:'DIM aligned to ALS16'.E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16:'DIM aligned to ALS16'.E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24:'DIM aligned to ALS16'.E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32:'DIM aligned to ALS16'.E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40:'DIM aligned to ALS16'.E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E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F4:'DIM aligned to ALS16'.F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DIM aligned to ALS16'.F8:'DIM aligned to ALS16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DIM aligned to ALS16'.F20:'DIM aligned to ALS16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DIM aligned to ALS16'.F36:'DIM aligned to ALS16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DIM aligned to ALS16'.F12:'DIM aligned to ALS16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DIM aligned to ALS16'.F16:'DIM aligned to ALS16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DIM aligned to ALS16'.F24:'DIM aligned to ALS16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DIM aligned to ALS16'.F32:'DIM aligned to ALS16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DIM aligned to ALS16'.F40:'DIM aligned to ALS16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DIM aligned to ALS16'.F48:'DIM aligned to ALS16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DIM aligned to ALS16'.F44:'DIM aligned to ALS16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DIM aligned to ALS16'.F28:'DIM aligned to ALS16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DIM aligned to ALS16'.E4:'DIM aligned to ALS16'.E6">
            <calcext:condition calcext:apply-style-name="Untitled1" calcext:value="formula-is(ABS(['DIM aligned to ALS16'.E4] - ['DIM aligned to ALS16'.$D4]) &gt; 0.2)" calcext:base-cell-address="'DIM aligned to ALS16'.E4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5"/>
        <table:table-column table:style-name="co4" table:default-cell-style-name="ce45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63"/>
          <table:table-cell table:style-name="ce83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64"/>
          <table:table-cell table:style-name="ce8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64"/>
          <table:table-cell table:style-name="ce84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65"/>
          <table:table-cell table:style-name="ce8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65"/>
          <table:table-cell table:style-name="ce8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65"/>
          <table:table-cell table:style-name="ce8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66" office:value-type="float" office:value="-8.10503043" calcext:value-type="float">
            <text:p>-8.10503043</text:p>
          </table:table-cell>
          <table:table-cell table:style-name="ce86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67" office:value-type="float" office:value="2.16906141" calcext:value-type="float">
            <text:p>2.16906141</text:p>
          </table:table-cell>
          <table:table-cell table:style-name="ce87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67" office:value-type="float" office:value="-0.30634184" calcext:value-type="float">
            <text:p>-0.30634184</text:p>
          </table:table-cell>
          <table:table-cell table:style-name="ce87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68" office:value-type="float" office:value="0" calcext:value-type="float">
            <text:p>0.000000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69"/>
          <table:table-cell table:style-name="ce88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70"/>
          <table:table-cell table:style-name="ce88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70"/>
          <table:table-cell table:style-name="ce88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71"/>
          <table:table-cell table:style-name="ce8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72"/>
          <table:table-cell table:style-name="ce90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72"/>
          <table:table-cell table:style-name="ce90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73" office:value-type="float" office:value="-0.76527803" calcext:value-type="float">
            <text:p>-0.76527803</text:p>
          </table:table-cell>
          <table:table-cell table:style-name="ce91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73" office:value-type="float" office:value="-0.4298094" calcext:value-type="float">
            <text:p>-0.42980940</text:p>
          </table:table-cell>
          <table:table-cell table:style-name="ce91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73" office:value-type="float" office:value="0.91590391" calcext:value-type="float">
            <text:p>0.91590391</text:p>
          </table:table-cell>
          <table:table-cell table:style-name="ce91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office:value-type="float" office:value="0" calcext:value-type="float">
            <text:p>0.00000000</text:p>
          </table:table-cell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74"/>
          <table:table-cell table:style-name="ce92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75"/>
          <table:table-cell table:style-name="ce93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75"/>
          <table:table-cell table:style-name="ce93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76"/>
          <table:table-cell table:style-name="ce9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76"/>
          <table:table-cell table:style-name="ce9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76"/>
          <table:table-cell table:style-name="ce9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77"/>
          <table:table-cell table:style-name="ce9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78"/>
          <table:table-cell table:style-name="ce96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78"/>
          <table:table-cell table:style-name="ce96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79"/>
          <table:table-cell table:style-name="ce97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79"/>
          <table:table-cell table:style-name="ce97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79"/>
          <table:table-cell table:style-name="ce97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80"/>
          <table:table-cell table:style-name="ce98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81"/>
          <table:table-cell table:style-name="ce9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81"/>
          <table:table-cell table:style-name="ce99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82"/>
          <table:table-cell table:style-name="ce10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82"/>
          <table:table-cell table:style-name="ce10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82"/>
          <table:table-cell table:style-name="ce10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/>
          <table:table-cell table:style-name="ce47"/>
          <table:table-cell table:number-columns-repeated="3"/>
        </table:table-row>
        <calcext:conditional-formats>
          <calcext:conditional-format calcext:target-range-address="'ALS16 aligned to ALS14'.E4:'ALS16 aligned to ALS14'.E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E8:'ALS16 aligned to ALS14'.E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E20:'ALS16 aligned to ALS14'.E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E28:'ALS16 aligned to ALS14'.E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E36:'ALS16 aligned to ALS14'.E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E44:'ALS16 aligned to ALS14'.E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E13:'ALS16 aligned to ALS14'.E18">
            <calcext:condition calcext:apply-style-name="Untitled1" calcext:value="formula-is(ABS(['ALS16 aligned to ALS14'.E13] - ['ALS16 aligned to ALS14'.$D13]) &gt; 0.2)" calcext:base-cell-address="'ALS16 aligned to ALS14'.E13"/>
          </calcext:conditional-format>
          <calcext:conditional-format calcext:target-range-address="'ALS16 aligned to ALS14'.E24:'ALS16 aligned to ALS14'.E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E32:'ALS16 aligned to ALS14'.E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E40:'ALS16 aligned to ALS14'.E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E48:'ALS16 aligned to ALS14'.E50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F4:'ALS16 aligned to ALS14'.F6">
            <calcext:condition calcext:apply-style-name="Untitled1" calcext:value="formula-is(ABS(['ALS16 aligned to ALS14'.F4] - ['ALS16 aligned to ALS14'.$D4]) &gt; 0.2)" calcext:base-cell-address="'ALS16 aligned to ALS14'.F4"/>
          </calcext:conditional-format>
          <calcext:conditional-format calcext:target-range-address="'ALS16 aligned to ALS14'.F8:'ALS16 aligned to ALS14'.F10">
            <calcext:condition calcext:apply-style-name="Untitled1" calcext:value="formula-is(ABS(['ALS16 aligned to ALS14'.F8] - ['ALS16 aligned to ALS14'.$D8]) &gt; 0.2)" calcext:base-cell-address="'ALS16 aligned to ALS14'.F8"/>
          </calcext:conditional-format>
          <calcext:conditional-format calcext:target-range-address="'ALS16 aligned to ALS14'.F20:'ALS16 aligned to ALS14'.F22">
            <calcext:condition calcext:apply-style-name="Untitled1" calcext:value="formula-is(ABS(['ALS16 aligned to ALS14'.F20] - ['ALS16 aligned to ALS14'.$D20]) &gt; 0.2)" calcext:base-cell-address="'ALS16 aligned to ALS14'.F20"/>
          </calcext:conditional-format>
          <calcext:conditional-format calcext:target-range-address="'ALS16 aligned to ALS14'.F36:'ALS16 aligned to ALS14'.F38">
            <calcext:condition calcext:apply-style-name="Untitled1" calcext:value="formula-is(ABS(['ALS16 aligned to ALS14'.F36] - ['ALS16 aligned to ALS14'.$D36]) &gt; 0.2)" calcext:base-cell-address="'ALS16 aligned to ALS14'.F36"/>
          </calcext:conditional-format>
          <calcext:conditional-format calcext:target-range-address="'ALS16 aligned to ALS14'.F12:'ALS16 aligned to ALS14'.F14">
            <calcext:condition calcext:apply-style-name="Untitled1" calcext:value="formula-is(ABS(['ALS16 aligned to ALS14'.F12] - ['ALS16 aligned to ALS14'.$D12]) &gt; 0.2)" calcext:base-cell-address="'ALS16 aligned to ALS14'.F12"/>
          </calcext:conditional-format>
          <calcext:conditional-format calcext:target-range-address="'ALS16 aligned to ALS14'.F16:'ALS16 aligned to ALS14'.F18">
            <calcext:condition calcext:apply-style-name="Untitled1" calcext:value="formula-is(ABS(['ALS16 aligned to ALS14'.F16] - ['ALS16 aligned to ALS14'.$D16]) &gt; 0.2)" calcext:base-cell-address="'ALS16 aligned to ALS14'.F16"/>
          </calcext:conditional-format>
          <calcext:conditional-format calcext:target-range-address="'ALS16 aligned to ALS14'.F24:'ALS16 aligned to ALS14'.F26">
            <calcext:condition calcext:apply-style-name="Untitled1" calcext:value="formula-is(ABS(['ALS16 aligned to ALS14'.F24] - ['ALS16 aligned to ALS14'.$D24]) &gt; 0.2)" calcext:base-cell-address="'ALS16 aligned to ALS14'.F24"/>
          </calcext:conditional-format>
          <calcext:conditional-format calcext:target-range-address="'ALS16 aligned to ALS14'.F32:'ALS16 aligned to ALS14'.F34">
            <calcext:condition calcext:apply-style-name="Untitled1" calcext:value="formula-is(ABS(['ALS16 aligned to ALS14'.F32] - ['ALS16 aligned to ALS14'.$D32]) &gt; 0.2)" calcext:base-cell-address="'ALS16 aligned to ALS14'.F32"/>
          </calcext:conditional-format>
          <calcext:conditional-format calcext:target-range-address="'ALS16 aligned to ALS14'.F40:'ALS16 aligned to ALS14'.F42">
            <calcext:condition calcext:apply-style-name="Untitled1" calcext:value="formula-is(ABS(['ALS16 aligned to ALS14'.F40] - ['ALS16 aligned to ALS14'.$D40]) &gt; 0.2)" calcext:base-cell-address="'ALS16 aligned to ALS14'.F40"/>
          </calcext:conditional-format>
          <calcext:conditional-format calcext:target-range-address="'ALS16 aligned to ALS14'.F48:'ALS16 aligned to ALS14'.F50">
            <calcext:condition calcext:apply-style-name="Untitled1" calcext:value="formula-is(ABS(['ALS16 aligned to ALS14'.F48] - ['ALS16 aligned to ALS14'.$D48]) &gt; 0.2)" calcext:base-cell-address="'ALS16 aligned to ALS14'.F48"/>
          </calcext:conditional-format>
          <calcext:conditional-format calcext:target-range-address="'ALS16 aligned to ALS14'.F44:'ALS16 aligned to ALS14'.F46">
            <calcext:condition calcext:apply-style-name="Untitled1" calcext:value="formula-is(ABS(['ALS16 aligned to ALS14'.F44] - ['ALS16 aligned to ALS14'.$D44]) &gt; 0.2)" calcext:base-cell-address="'ALS16 aligned to ALS14'.F44"/>
          </calcext:conditional-format>
          <calcext:conditional-format calcext:target-range-address="'ALS16 aligned to ALS14'.F28:'ALS16 aligned to ALS14'.F30">
            <calcext:condition calcext:apply-style-name="Untitled1" calcext:value="formula-is(ABS(['ALS16 aligned to ALS14'.F28] - ['ALS16 aligned to ALS14'.$D28]) &gt; 0.2)" calcext:base-cell-address="'ALS16 aligned to ALS14'.F28"/>
          </calcext:conditional-format>
          <calcext:conditional-format calcext:target-range-address="'ALS16 aligned to ALS14'.E16:'ALS16 aligned to ALS14'.E16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E13:'ALS16 aligned to ALS14'.E15">
            <calcext:condition calcext:apply-style-name="Untitled1" calcext:value="formula-is(ABS(['ALS16 aligned to ALS14'.E13] - ['ALS16 aligned to ALS14'.$D13]) &gt; 0.2)" calcext:base-cell-address="'ALS16 aligned to ALS14'.E13"/>
          </calcext:conditional-format>
          <calcext:conditional-format calcext:target-range-address="'ALS16 aligned to ALS14'.E12:'ALS16 aligned to ALS14'.E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number-columns-repeated="4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1"/>
          <table:table-cell table:style-name="ce11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02"/>
          <table:table-cell table:style-name="ce120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02"/>
          <table:table-cell table:style-name="ce120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3"/>
          <table:table-cell table:style-name="ce121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03"/>
          <table:table-cell table:style-name="ce121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03"/>
          <table:table-cell table:style-name="ce121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4" office:value-type="float" office:value="-8.40191819" calcext:value-type="float">
            <text:p>-8.40191819</text:p>
          </table:table-cell>
          <table:table-cell table:style-name="ce122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05" office:value-type="float" office:value="0.94805328" calcext:value-type="float">
            <text:p>0.94805328</text:p>
          </table:table-cell>
          <table:table-cell table:style-name="ce123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05" office:value-type="float" office:value="-0.61518517" calcext:value-type="float">
            <text:p>-0.61518517</text:p>
          </table:table-cell>
          <table:table-cell table:style-name="ce123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 office:value-type="float" office:value="0" calcext:value-type="float">
            <text:p>0.00000000</text:p>
          </table:table-cell>
          <table:table-cell table:style-name="ce45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6"/>
          <table:table-cell table:style-name="ce12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06"/>
          <table:table-cell table:style-name="ce12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06"/>
          <table:table-cell table:style-name="ce12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7"/>
          <table:table-cell table:style-name="ce12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08"/>
          <table:table-cell table:style-name="ce126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08"/>
          <table:table-cell table:style-name="ce126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9" office:value-type="float" office:value="0.09626252" calcext:value-type="float">
            <text:p>0.09626252</text:p>
          </table:table-cell>
          <table:table-cell table:style-name="ce127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09" office:value-type="float" office:value="-0.48502968" calcext:value-type="float">
            <text:p>-0.48502968</text:p>
          </table:table-cell>
          <table:table-cell table:style-name="ce127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09" office:value-type="float" office:value="0.64543436" calcext:value-type="float">
            <text:p>0.64543436</text:p>
          </table:table-cell>
          <table:table-cell table:style-name="ce127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0"/>
          <table:table-cell table:style-name="ce128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1"/>
          <table:table-cell table:style-name="ce12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1"/>
          <table:table-cell table:style-name="ce129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2"/>
          <table:table-cell table:style-name="ce13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2"/>
          <table:table-cell table:style-name="ce13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2"/>
          <table:table-cell table:style-name="ce13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3"/>
          <table:table-cell table:style-name="ce131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4"/>
          <table:table-cell table:style-name="ce132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4"/>
          <table:table-cell table:style-name="ce13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5"/>
          <table:table-cell table:style-name="ce13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5"/>
          <table:table-cell table:style-name="ce13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5"/>
          <table:table-cell table:style-name="ce13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6"/>
          <table:table-cell table:style-name="ce13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7"/>
          <table:table-cell table:style-name="ce13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7"/>
          <table:table-cell table:style-name="ce135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18"/>
          <table:table-cell table:style-name="ce13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8"/>
          <table:table-cell table:style-name="ce13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8"/>
          <table:table-cell table:style-name="ce13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</table:table-row>
        <calcext:conditional-formats>
          <calcext:conditional-format calcext:target-range-address="'DIM aligned to ALS14'.E4:'DIM aligned to ALS14'.E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E8:'DIM aligned to ALS14'.E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E20:'DIM aligned to ALS14'.E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E28:'DIM aligned to ALS14'.E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E36:'DIM aligned to ALS14'.E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E44:'DIM aligned to ALS14'.E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E12:'DIM aligned to ALS14'.E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E16:'DIM aligned to ALS14'.E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E24:'DIM aligned to ALS14'.E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E32:'DIM aligned to ALS14'.E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E40:'DIM aligned to ALS14'.E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E48:'DIM aligned to ALS14'.E50">
            <calcext:condition calcext:apply-style-name="Untitled1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F4:'DIM aligned to ALS14'.F6">
            <calcext:condition calcext:apply-style-name="Untitled1" calcext:value="formula-is(ABS(['DIM aligned to ALS14'.F4] - ['DIM aligned to ALS14'.$D4]) &gt; 0.2)" calcext:base-cell-address="'DIM aligned to ALS14'.F4"/>
          </calcext:conditional-format>
          <calcext:conditional-format calcext:target-range-address="'DIM aligned to ALS14'.F8:'DIM aligned to ALS14'.F10">
            <calcext:condition calcext:apply-style-name="Untitled1" calcext:value="formula-is(ABS(['DIM aligned to ALS14'.F8] - ['DIM aligned to ALS14'.$D8]) &gt; 0.2)" calcext:base-cell-address="'DIM aligned to ALS14'.F8"/>
          </calcext:conditional-format>
          <calcext:conditional-format calcext:target-range-address="'DIM aligned to ALS14'.F20:'DIM aligned to ALS14'.F22">
            <calcext:condition calcext:apply-style-name="Untitled1" calcext:value="formula-is(ABS(['DIM aligned to ALS14'.F20] - ['DIM aligned to ALS14'.$D20]) &gt; 0.2)" calcext:base-cell-address="'DIM aligned to ALS14'.F20"/>
          </calcext:conditional-format>
          <calcext:conditional-format calcext:target-range-address="'DIM aligned to ALS14'.F36:'DIM aligned to ALS14'.F38">
            <calcext:condition calcext:apply-style-name="Untitled1" calcext:value="formula-is(ABS(['DIM aligned to ALS14'.F36] - ['DIM aligned to ALS14'.$D36]) &gt; 0.2)" calcext:base-cell-address="'DIM aligned to ALS14'.F36"/>
          </calcext:conditional-format>
          <calcext:conditional-format calcext:target-range-address="'DIM aligned to ALS14'.F12:'DIM aligned to ALS14'.F14">
            <calcext:condition calcext:apply-style-name="Untitled1" calcext:value="formula-is(ABS(['DIM aligned to ALS14'.F12] - ['DIM aligned to ALS14'.$D12]) &gt; 0.2)" calcext:base-cell-address="'DIM aligned to ALS14'.F12"/>
          </calcext:conditional-format>
          <calcext:conditional-format calcext:target-range-address="'DIM aligned to ALS14'.F16:'DIM aligned to ALS14'.F18">
            <calcext:condition calcext:apply-style-name="Untitled1" calcext:value="formula-is(ABS(['DIM aligned to ALS14'.F16] - ['DIM aligned to ALS14'.$D16]) &gt; 0.2)" calcext:base-cell-address="'DIM aligned to ALS14'.F16"/>
          </calcext:conditional-format>
          <calcext:conditional-format calcext:target-range-address="'DIM aligned to ALS14'.F24:'DIM aligned to ALS14'.F26">
            <calcext:condition calcext:apply-style-name="Untitled1" calcext:value="formula-is(ABS(['DIM aligned to ALS14'.F24] - ['DIM aligned to ALS14'.$D24]) &gt; 0.2)" calcext:base-cell-address="'DIM aligned to ALS14'.F24"/>
          </calcext:conditional-format>
          <calcext:conditional-format calcext:target-range-address="'DIM aligned to ALS14'.F32:'DIM aligned to ALS14'.F34">
            <calcext:condition calcext:apply-style-name="Untitled1" calcext:value="formula-is(ABS(['DIM aligned to ALS14'.F32] - ['DIM aligned to ALS14'.$D32]) &gt; 0.2)" calcext:base-cell-address="'DIM aligned to ALS14'.F32"/>
          </calcext:conditional-format>
          <calcext:conditional-format calcext:target-range-address="'DIM aligned to ALS14'.F40:'DIM aligned to ALS14'.F42">
            <calcext:condition calcext:apply-style-name="Untitled1" calcext:value="formula-is(ABS(['DIM aligned to ALS14'.F40] - ['DIM aligned to ALS14'.$D40]) &gt; 0.2)" calcext:base-cell-address="'DIM aligned to ALS14'.F40"/>
          </calcext:conditional-format>
          <calcext:conditional-format calcext:target-range-address="'DIM aligned to ALS14'.F48:'DIM aligned to ALS14'.F50">
            <calcext:condition calcext:apply-style-name="Untitled1" calcext:value="formula-is(ABS(['DIM aligned to ALS14'.F48] - ['DIM aligned to ALS14'.$D48]) &gt; 0.2)" calcext:base-cell-address="'DIM aligned to ALS14'.F48"/>
          </calcext:conditional-format>
          <calcext:conditional-format calcext:target-range-address="'DIM aligned to ALS14'.F44:'DIM aligned to ALS14'.F46">
            <calcext:condition calcext:apply-style-name="Untitled1" calcext:value="formula-is(ABS(['DIM aligned to ALS14'.F44] - ['DIM aligned to ALS14'.$D44]) &gt; 0.2)" calcext:base-cell-address="'DIM aligned to ALS14'.F44"/>
          </calcext:conditional-format>
          <calcext:conditional-format calcext:target-range-address="'DIM aligned to ALS14'.F28:'DIM aligned to ALS14'.F30">
            <calcext:condition calcext:apply-style-name="Untitled1" calcext:value="formula-is(ABS(['DIM aligned to ALS14'.F28] - ['DIM aligned to ALS14'.$D28]) &gt; 0.2)" calcext:base-cell-address="'DIM aligned to ALS14'.F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/00/0000</text:date>, <text:time style:data-style-name="N2" text:time-value="13:50:46.349105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8-13T14:34:18.966672218</dc:date>
    <meta:editing-duration>PT4H15M2S</meta:editing-duration>
    <meta:editing-cycles>31</meta:editing-cycles>
    <meta:generator>LibreOffice/5.1.6.2$Linux_X86_64 LibreOffice_project/10m0$Build-2</meta:generator>
    <meta:document-statistic meta:table-count="3" meta:cell-count="256" meta:object-count="0"/>
  </office:meta>
</office:document-meta>
</file>